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7" style:family="table-cell" style:parent-style-name="Default" style:data-style-name="N112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 style:data-style-name="N112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 style:data-style-name="N112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3" style:family="table-cell" style:parent-style-name="Default" style:data-style-name="N112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4" style:family="table-cell" style:parent-style-name="Default" style:data-style-name="N112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5" style:family="table-cell" style:parent-style-name="Default" style:data-style-name="N11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 style:data-style-name="N11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8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 style:data-style-name="N11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1" table:default-cell-style-name="ce18"/>
        <table:table-column table:style-name="co1" table:default-cell-style-name="ce24"/>
        <table:table-column table:style-name="co1" table:default-cell-style-name="ce28"/>
        <table:table-column table:style-name="co1" table:default-cell-style-name="ce24"/>
        <table:table-column table:style-name="co1" table:default-cell-style-name="ce18"/>
        <table:table-column table:style-name="co1" table:default-cell-style-name="ce24"/>
        <table:table-row table:style-name="ro1">
          <table:table-cell table:style-name="ce2" table:number-columns-spanned="1" table:number-rows-spanned="2"/>
          <table:table-cell table:style-name="ce15" office:value-type="string" calcext:value-type="string" table:number-columns-spanned="2" table:number-rows-spanned="1">
            <text:p>p &lt; 90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 &lt; 90, исключена каждая 5-ая точка</text:p>
          </table:table-cell>
          <table:covered-table-cell table:style-name="ce10"/>
          <table:table-cell table:style-name="ce15" office:value-type="string" calcext:value-type="string" table:number-columns-spanned="2" table:number-rows-spanned="1">
            <text:p>p &lt; 8</text:p>
          </table:table-cell>
          <table:covered-table-cell table:style-name="ce10"/>
        </table:table-row>
        <table:table-row table:style-name="ro1">
          <table:covered-table-cell/>
          <table:table-cell table:style-name="ce3" office:value-type="string" calcext:value-type="string">
            <text:p>без весов</text:p>
          </table:table-cell>
          <table:table-cell table:style-name="ce22" office:value-type="string" calcext:value-type="string">
            <text:p>с весами</text:p>
          </table:table-cell>
          <table:table-cell table:style-name="ce26" office:value-type="string" calcext:value-type="string">
            <text:p>без весов</text:p>
          </table:table-cell>
          <table:table-cell table:style-name="ce22" office:value-type="string" calcext:value-type="string">
            <text:p>с весами</text:p>
          </table:table-cell>
          <table:table-cell table:style-name="ce3" office:value-type="string" calcext:value-type="string">
            <text:p>без весов</text:p>
          </table:table-cell>
          <table:table-cell table:style-name="ce22" office:value-type="string" calcext:value-type="string">
            <text:p>с весами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C</text:p>
          </table:table-cell>
          <table:table-cell table:style-name="ce17" office:value-type="float" office:value="0.886679402759993" calcext:value-type="float">
            <text:p>8.867E-01</text:p>
          </table:table-cell>
          <table:table-cell table:style-name="ce23" office:value-type="float" office:value="0.813979783296768" calcext:value-type="float">
            <text:p>8.140E-01</text:p>
          </table:table-cell>
          <table:table-cell table:style-name="ce27" office:value-type="float" office:value="0.886680062684474" calcext:value-type="float">
            <text:p>8.867E-01</text:p>
          </table:table-cell>
          <table:table-cell table:style-name="ce23" office:value-type="float" office:value="0.813527316597321" calcext:value-type="float">
            <text:p>8.135E-01</text:p>
          </table:table-cell>
          <table:table-cell table:style-name="ce17" office:value-type="float" office:value="0.886702583256129" calcext:value-type="float">
            <text:p>8.867E-01</text:p>
          </table:table-cell>
          <table:table-cell table:style-name="ce23" office:value-type="float" office:value="0.886370444261398" calcext:value-type="float">
            <text:p>8.864E-01</text:p>
          </table:table-cell>
        </table:table-row>
        <table:table-row table:style-name="ro1">
          <table:covered-table-cell/>
          <table:table-cell office:value-type="float" office:value="-0.371358621154965" calcext:value-type="float">
            <text:p>-3.714E-01</text:p>
          </table:table-cell>
          <table:table-cell office:value-type="float" office:value="4.19409491672784" calcext:value-type="float">
            <text:p>4.194E+00</text:p>
          </table:table-cell>
          <table:table-cell office:value-type="float" office:value="-0.37160238870671" calcext:value-type="float">
            <text:p>-3.716E-01</text:p>
          </table:table-cell>
          <table:table-cell office:value-type="float" office:value="4.26579137609253" calcext:value-type="float">
            <text:p>4.266E+00</text:p>
          </table:table-cell>
          <table:table-cell office:value-type="float" office:value="-0.422321321323357" calcext:value-type="float">
            <text:p>-4.223E-01</text:p>
          </table:table-cell>
          <table:table-cell office:value-type="float" office:value="-0.248520959574509" calcext:value-type="float">
            <text:p>-2.485E-01</text:p>
          </table:table-cell>
        </table:table-row>
        <table:table-row table:style-name="ro1">
          <table:covered-table-cell/>
          <table:table-cell office:value-type="float" office:value="4.30554838635041" calcext:value-type="float">
            <text:p>4.306E+00</text:p>
          </table:table-cell>
          <table:table-cell office:value-type="float" office:value="-59.1120010008601" calcext:value-type="float">
            <text:p>-5.911E+01</text:p>
          </table:table-cell>
          <table:table-cell office:value-type="float" office:value="4.31691092843805" calcext:value-type="float">
            <text:p>4.317E+00</text:p>
          </table:table-cell>
          <table:table-cell office:value-type="float" office:value="-59.9394429794457" calcext:value-type="float">
            <text:p>-5.994E+01</text:p>
          </table:table-cell>
          <table:table-cell office:value-type="float" office:value="9.2573781626469" calcext:value-type="float">
            <text:p>9.257E+00</text:p>
          </table:table-cell>
          <table:table-cell office:value-type="float" office:value="-1.16266895871822" calcext:value-type="float">
            <text:p>-1.163E+00</text:p>
          </table:table-cell>
        </table:table-row>
        <table:table-row table:style-name="ro1">
          <table:covered-table-cell/>
          <table:table-cell office:value-type="float" office:value="-88.285751622391" calcext:value-type="float">
            <text:p>-8.829E+01</text:p>
          </table:table-cell>
          <table:table-cell office:value-type="float" office:value="367.728777468045" calcext:value-type="float">
            <text:p>3.677E+02</text:p>
          </table:table-cell>
          <table:table-cell office:value-type="float" office:value="-88.4745375178883" calcext:value-type="float">
            <text:p>-8.847E+01</text:p>
          </table:table-cell>
          <table:table-cell office:value-type="float" office:value="371.396975095893" calcext:value-type="float">
            <text:p>3.714E+02</text:p>
          </table:table-cell>
          <table:table-cell office:value-type="float" office:value="-224.503924067554" calcext:value-type="float">
            <text:p>-2.245E+02</text:p>
          </table:table-cell>
          <table:table-cell office:value-type="float" office:value="0.519738121777306" calcext:value-type="float">
            <text:p>5.197E-01</text:p>
          </table:table-cell>
        </table:table-row>
        <table:table-row table:style-name="ro1">
          <table:covered-table-cell/>
          <table:table-cell office:value-type="float" office:value="696.955884064319" calcext:value-type="float">
            <text:p>6.970E+02</text:p>
          </table:table-cell>
          <table:table-cell office:value-type="float" office:value="-1329.41200639171" calcext:value-type="float">
            <text:p>-1.329E+03</text:p>
          </table:table-cell>
          <table:table-cell office:value-type="float" office:value="698.473304504583" calcext:value-type="float">
            <text:p>6.985E+02</text:p>
          </table:table-cell>
          <table:table-cell office:value-type="float" office:value="-1336.80951758751" calcext:value-type="float">
            <text:p>-1.337E+03</text:p>
          </table:table-cell>
          <table:table-cell office:value-type="float" office:value="2317.80450209964" calcext:value-type="float">
            <text:p>2.318E+03</text:p>
          </table:table-cell>
          <table:table-cell office:value-type="float" office:value="-8.11425438667867" calcext:value-type="float">
            <text:p>-8.114E+00</text:p>
          </table:table-cell>
        </table:table-row>
        <table:table-row table:style-name="ro1">
          <table:covered-table-cell/>
          <table:table-cell office:value-type="float" office:value="-3096.59256831215" calcext:value-type="float">
            <text:p>-3.097E+03</text:p>
          </table:table-cell>
          <table:table-cell office:value-type="float" office:value="2909.25700391168" calcext:value-type="float">
            <text:p>2.909E+03</text:p>
          </table:table-cell>
          <table:table-cell office:value-type="float" office:value="-3103.36987327191" calcext:value-type="float">
            <text:p>-3.103E+03</text:p>
          </table:table-cell>
          <table:table-cell office:value-type="float" office:value="2913.9551669139" calcext:value-type="float">
            <text:p>2.914E+03</text:p>
          </table:table-cell>
          <table:table-cell office:value-type="float" office:value="-13080.3669032676" calcext:value-type="float">
            <text:p>-1.308E+04</text:p>
          </table:table-cell>
          <table:table-cell office:value-type="float" office:value="30.2252292272393" calcext:value-type="float">
            <text:p>3.023E+01</text:p>
          </table:table-cell>
        </table:table-row>
        <table:table-row table:style-name="ro1">
          <table:covered-table-cell/>
          <table:table-cell office:value-type="float" office:value="8127.21357478283" calcext:value-type="float">
            <text:p>8.127E+03</text:p>
          </table:table-cell>
          <table:table-cell office:value-type="float" office:value="-4000.23030445022" calcext:value-type="float">
            <text:p>-4.000E+03</text:p>
          </table:table-cell>
          <table:table-cell office:value-type="float" office:value="8145.19303524482" calcext:value-type="float">
            <text:p>8.145E+03</text:p>
          </table:table-cell>
          <table:table-cell office:value-type="float" office:value="-3992.15461098394" calcext:value-type="float">
            <text:p>-3.992E+03</text:p>
          </table:table-cell>
          <table:table-cell office:value-type="float" office:value="42825.9517937039" calcext:value-type="float">
            <text:p>4.283E+04</text:p>
          </table:table-cell>
          <table:table-cell office:value-type="float" office:value="-133.135340235125" calcext:value-type="float">
            <text:p>-1.331E+02</text:p>
          </table:table-cell>
        </table:table-row>
        <table:table-row table:style-name="ro1">
          <table:covered-table-cell/>
          <table:table-cell office:value-type="float" office:value="-12882.3139189802" calcext:value-type="float">
            <text:p>-1.288E+04</text:p>
          </table:table-cell>
          <table:table-cell office:value-type="float" office:value="3498.16670429246" calcext:value-type="float">
            <text:p>3.498E+03</text:p>
          </table:table-cell>
          <table:table-cell office:value-type="float" office:value="-12911.2707527171" calcext:value-type="float">
            <text:p>-1.291E+04</text:p>
          </table:table-cell>
          <table:table-cell office:value-type="float" office:value="3478.81248836563" calcext:value-type="float">
            <text:p>3.479E+03</text:p>
          </table:table-cell>
          <table:table-cell office:value-type="float" office:value="-83220.3656710234" calcext:value-type="float">
            <text:p>-8.322E+04</text:p>
          </table:table-cell>
          <table:table-cell office:value-type="float" office:value="388.728077665598" calcext:value-type="float">
            <text:p>3.887E+02</text:p>
          </table:table-cell>
        </table:table-row>
        <table:table-row table:style-name="ro1">
          <table:covered-table-cell/>
          <table:table-cell office:value-type="float" office:value="12139.8494033444" calcext:value-type="float">
            <text:p>1.214E+04</text:p>
          </table:table-cell>
          <table:table-cell office:value-type="float" office:value="-1896.82147336077" calcext:value-type="float">
            <text:p>-1.897E+03</text:p>
          </table:table-cell>
          <table:table-cell office:value-type="float" office:value="12167.5945945518" calcext:value-type="float">
            <text:p>1.217E+04</text:p>
          </table:table-cell>
          <table:table-cell office:value-type="float" office:value="-1879.65671854686" calcext:value-type="float">
            <text:p>-1.880E+03</text:p>
          </table:table-cell>
          <table:table-cell office:value-type="float" office:value="94251.3357260063" calcext:value-type="float">
            <text:p>9.425E+04</text:p>
          </table:table-cell>
          <table:table-cell office:value-type="float" office:value="-558.672833817422" calcext:value-type="float">
            <text:p>-5.587E+02</text:p>
          </table:table-cell>
        </table:table-row>
        <table:table-row table:style-name="ro1">
          <table:covered-table-cell table:style-name="ce5"/>
          <table:table-cell table:style-name="ce19" office:value-type="float" office:value="-6264.05872687302" calcext:value-type="float">
            <text:p>-6.264E+03</text:p>
          </table:table-cell>
          <table:table-cell table:style-name="ce25" office:value-type="float" office:value="583.412278110919" calcext:value-type="float">
            <text:p>5.834E+02</text:p>
          </table:table-cell>
          <table:table-cell table:style-name="ce29" office:value-type="float" office:value="-6278.58642446398" calcext:value-type="float">
            <text:p>-6.279E+03</text:p>
          </table:table-cell>
          <table:table-cell table:style-name="ce25" office:value-type="float" office:value="576.038276449239" calcext:value-type="float">
            <text:p>5.760E+02</text:p>
          </table:table-cell>
          <table:table-cell table:style-name="ce19" office:value-type="float" office:value="-57251.9477296179" calcext:value-type="float">
            <text:p>-5.725E+04</text:p>
          </table:table-cell>
          <table:table-cell table:style-name="ce25" office:value-type="float" office:value="380.828654579135" calcext:value-type="float">
            <text:p>3.808E+02</text:p>
          </table:table-cell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0.000149346680871052" calcext:value-type="float">
            <text:p>1.493E-04</text:p>
          </table:table-cell>
          <table:table-cell office:value-type="float" office:value="0.20742653265126" calcext:value-type="float">
            <text:p>2.074E-01</text:p>
          </table:table-cell>
          <table:table-cell office:value-type="float" office:value="0.00015071325597857" calcext:value-type="float">
            <text:p>1.507E-04</text:p>
          </table:table-cell>
          <table:table-cell office:value-type="float" office:value="0.215421182406751" calcext:value-type="float">
            <text:p>2.154E-01</text:p>
          </table:table-cell>
          <table:table-cell office:value-type="float" office:value="0.000153983946667448" calcext:value-type="float">
            <text:p>1.540E-04</text:p>
          </table:table-cell>
          <table:table-cell office:value-type="float" office:value="0.0000677450752246973" calcext:value-type="float">
            <text:p>6.775E-05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8">
            <text:p>D</text:p>
          </table:table-cell>
          <table:table-cell table:style-name="ce17" office:value-type="float" office:value="-0.0234303615550836" calcext:value-type="float">
            <text:p>-2.343E-02</text:p>
          </table:table-cell>
          <table:table-cell table:style-name="ce23" office:value-type="float" office:value="-0.0227851485267114" calcext:value-type="float">
            <text:p>-2.279E-02</text:p>
          </table:table-cell>
          <table:table-cell table:style-name="ce27" office:value-type="float" office:value="-0.0234303616446838" calcext:value-type="float">
            <text:p>-2.343E-02</text:p>
          </table:table-cell>
          <table:table-cell table:style-name="ce23" office:value-type="float" office:value="-0.0227304439157734" calcext:value-type="float">
            <text:p>-2.273E-02</text:p>
          </table:table-cell>
          <table:table-cell table:style-name="ce17" office:value-type="float" office:value="-0.0234328892528458" calcext:value-type="float">
            <text:p>-2.343E-02</text:p>
          </table:table-cell>
          <table:table-cell table:style-name="ce23" office:value-type="float" office:value="-0.0234398960949055" calcext:value-type="float">
            <text:p>-2.344E-02</text:p>
          </table:table-cell>
        </table:table-row>
        <table:table-row table:style-name="ro1">
          <table:covered-table-cell/>
          <table:table-cell office:value-type="float" office:value="0.544016842308686" calcext:value-type="float">
            <text:p>5.440E-01</text:p>
          </table:table-cell>
          <table:table-cell office:value-type="float" office:value="-0.0994732803695371" calcext:value-type="float">
            <text:p>-9.947E-02</text:p>
          </table:table-cell>
          <table:table-cell office:value-type="float" office:value="0.544016855745002" calcext:value-type="float">
            <text:p>5.440E-01</text:p>
          </table:table-cell>
          <table:table-cell office:value-type="float" office:value="-0.152294365211872" calcext:value-type="float">
            <text:p>-1.523E-01</text:p>
          </table:table-cell>
          <table:table-cell office:value-type="float" office:value="0.54951607660393" calcext:value-type="float">
            <text:p>5.495E-01</text:p>
          </table:table-cell>
          <table:table-cell office:value-type="float" office:value="0.535339249056255" calcext:value-type="float">
            <text:p>5.353E-01</text:p>
          </table:table-cell>
        </table:table-row>
        <table:table-row table:style-name="ro1">
          <table:covered-table-cell/>
          <table:table-cell office:value-type="float" office:value="-1.35667246975287" calcext:value-type="float">
            <text:p>-1.357E+00</text:p>
          </table:table-cell>
          <table:table-cell office:value-type="float" office:value="17.9398362515729" calcext:value-type="float">
            <text:p>1.794E+01</text:p>
          </table:table-cell>
          <table:table-cell office:value-type="float" office:value="-1.35667275184586" calcext:value-type="float">
            <text:p>-1.357E+00</text:p>
          </table:table-cell>
          <table:table-cell office:value-type="float" office:value="19.391213675415" calcext:value-type="float">
            <text:p>1.939E+01</text:p>
          </table:table-cell>
          <table:table-cell office:value-type="float" office:value="-1.81679499429182" calcext:value-type="float">
            <text:p>-1.817E+00</text:p>
          </table:table-cell>
          <table:table-cell office:value-type="float" office:value="-0.658600017772572" calcext:value-type="float">
            <text:p>-6.586E-01</text:p>
          </table:table-cell>
        </table:table-row>
        <table:table-row table:style-name="ro1">
          <table:covered-table-cell/>
          <table:table-cell office:value-type="float" office:value="30.1761182081871" calcext:value-type="float">
            <text:p>3.018E+01</text:p>
          </table:table-cell>
          <table:table-cell office:value-type="float" office:value="-164.269964534466" calcext:value-type="float">
            <text:p>-1.643E+02</text:p>
          </table:table-cell>
          <table:table-cell office:value-type="float" office:value="30.1761251439374" calcext:value-type="float">
            <text:p>3.018E+01</text:p>
          </table:table-cell>
          <table:table-cell office:value-type="float" office:value="-177.421557603677" calcext:value-type="float">
            <text:p>-1.774E+02</text:p>
          </table:table-cell>
          <table:table-cell office:value-type="float" office:value="40.9477551886198" calcext:value-type="float">
            <text:p>4.095E+01</text:p>
          </table:table-cell>
          <table:table-cell office:value-type="float" office:value="16.9616525851259" calcext:value-type="float">
            <text:p>1.696E+01</text:p>
          </table:table-cell>
        </table:table-row>
        <table:table-row table:style-name="ro1">
          <table:covered-table-cell/>
          <table:table-cell office:value-type="float" office:value="-227.833570571934" calcext:value-type="float">
            <text:p>-2.278E+02</text:p>
          </table:table-cell>
          <table:table-cell office:value-type="float" office:value="774.471471444992" calcext:value-type="float">
            <text:p>7.745E+02</text:p>
          </table:table-cell>
          <table:table-cell office:value-type="float" office:value="-227.833651754713" calcext:value-type="float">
            <text:p>-2.278E+02</text:p>
          </table:table-cell>
          <table:table-cell office:value-type="float" office:value="834.513127539751" calcext:value-type="float">
            <text:p>8.345E+02</text:p>
          </table:table-cell>
          <table:table-cell office:value-type="float" office:value="-336.590823652198" calcext:value-type="float">
            <text:p>-3.366E+02</text:p>
          </table:table-cell>
          <table:table-cell office:value-type="float" office:value="-118.859099874147" calcext:value-type="float">
            <text:p>-1.189E+02</text:p>
          </table:table-cell>
        </table:table-row>
        <table:table-row table:style-name="ro1">
          <table:covered-table-cell/>
          <table:table-cell office:value-type="float" office:value="972.825907052226" calcext:value-type="float">
            <text:p>9.728E+02</text:p>
          </table:table-cell>
          <table:table-cell office:value-type="float" office:value="-2097.08039699767" calcext:value-type="float">
            <text:p>-2.097E+03</text:p>
          </table:table-cell>
          <table:table-cell office:value-type="float" office:value="972.826365122988" calcext:value-type="float">
            <text:p>9.728E+02</text:p>
          </table:table-cell>
          <table:table-cell office:value-type="float" office:value="-2258.1777146355" calcext:value-type="float">
            <text:p>-2.258E+03</text:p>
          </table:table-cell>
          <table:table-cell office:value-type="float" office:value="1541.68393334459" calcext:value-type="float">
            <text:p>1.542E+03</text:p>
          </table:table-cell>
          <table:table-cell office:value-type="float" office:value="493.524800414879" calcext:value-type="float">
            <text:p>4.935E+02</text:p>
          </table:table-cell>
        </table:table-row>
        <table:table-row table:style-name="ro1">
          <table:covered-table-cell/>
          <table:table-cell office:value-type="float" office:value="-2486.40575725712" calcext:value-type="float">
            <text:p>-2.486E+03</text:p>
          </table:table-cell>
          <table:table-cell office:value-type="float" office:value="3439.16233880902" calcext:value-type="float">
            <text:p>3.439E+03</text:p>
          </table:table-cell>
          <table:table-cell office:value-type="float" office:value="-2486.407157888" calcext:value-type="float">
            <text:p>-2.486E+03</text:p>
          </table:table-cell>
          <table:table-cell office:value-type="float" office:value="3709.91181657725" calcext:value-type="float">
            <text:p>3.710E+03</text:p>
          </table:table-cell>
          <table:table-cell office:value-type="float" office:value="-4170.31201847214" calcext:value-type="float">
            <text:p>-4.170E+03</text:p>
          </table:table-cell>
          <table:table-cell office:value-type="float" office:value="-1258.89545407834" calcext:value-type="float">
            <text:p>-1.259E+03</text:p>
          </table:table-cell>
        </table:table-row>
        <table:table-row table:style-name="ro1">
          <table:covered-table-cell table:style-name="ce5"/>
          <table:table-cell table:style-name="ce19" office:value-type="float" office:value="3793.28595302345" calcext:value-type="float">
            <text:p>3.793E+03</text:p>
          </table:table-cell>
          <table:table-cell table:style-name="ce25" office:value-type="float" office:value="-3493.59613494642" calcext:value-type="float">
            <text:p>-3.494E+03</text:p>
          </table:table-cell>
          <table:table-cell table:style-name="ce29" office:value-type="float" office:value="3793.28840724348" calcext:value-type="float">
            <text:p>3.793E+03</text:p>
          </table:table-cell>
          <table:table-cell table:style-name="ce25" office:value-type="float" office:value="-3783.02459731643" calcext:value-type="float">
            <text:p>-3.783E+03</text:p>
          </table:table-cell>
          <table:table-cell table:style-name="ce19" office:value-type="float" office:value="6713.57918812311" calcext:value-type="float">
            <text:p>6.714E+03</text:p>
          </table:table-cell>
          <table:table-cell table:style-name="ce25" office:value-type="float" office:value="1905.80506074665" calcext:value-type="float">
            <text:p>1.906E+03</text:p>
          </table:table-cell>
        </table:table-row>
        <table:table-row table:style-name="ro1">
          <table:table-cell table:style-name="ce5" office:value-type="string" calcext:value-type="string">
            <text:p>RMSE</text:p>
          </table:table-cell>
          <table:table-cell table:style-name="ce19" office:value-type="float" office:value="0.000025821878700594" calcext:value-type="float">
            <text:p>2.582E-05</text:p>
          </table:table-cell>
          <table:table-cell table:style-name="ce25" office:value-type="float" office:value="0.126673885390952" calcext:value-type="float">
            <text:p>1.267E-01</text:p>
          </table:table-cell>
          <table:table-cell table:style-name="ce29" office:value-type="float" office:value="0.0000259879731802408" calcext:value-type="float">
            <text:p>2.599E-05</text:p>
          </table:table-cell>
          <table:table-cell table:style-name="ce25" office:value-type="float" office:value="0.114652356086778" calcext:value-type="float">
            <text:p>1.147E-01</text:p>
          </table:table-cell>
          <table:table-cell table:style-name="ce19" office:value-type="float" office:value="0.0000262455268332272" calcext:value-type="float">
            <text:p>2.625E-05</text:p>
          </table:table-cell>
          <table:table-cell table:style-name="ce25" office:value-type="float" office:value="0.000455467526276354" calcext:value-type="float">
            <text:p>4.555E-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 style:data-style-name="N2" text:time-value="19:24:57.24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Даниил Николаевич Поляков</meta:initial-creator>
    <meta:creation-date>2022-04-18T01:38:08.145000000</meta:creation-date>
    <dc:date>2022-06-04T19:25:36.624000000</dc:date>
    <dc:creator>Даниил Николаевич Поляков</dc:creator>
    <meta:editing-duration>PT27M4S</meta:editing-duration>
    <meta:editing-cycles>4</meta:editing-cycles>
    <meta:generator>LibreOffice/7.3.0.3$Windows_X86_64 LibreOffice_project/0f246aa12d0eee4a0f7adcefbf7c878fc2238db3</meta:generator>
    <meta:document-statistic meta:table-count="1" meta:cell-count="133" meta:object-count="0"/>
  </office:meta>
</office:document-meta>
</file>